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4AFDF7B4BC54C777.jpg" manifest:media-type="image/jpeg"/>
  <manifest:file-entry manifest:full-path="Pictures/10000000000006400000038425EA9C0C6678A7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Verdana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3.508cm" fo:padding-top="0.155cm" fo:padding-bottom="0.155cm" fo:padding-left="0.311cm" fo:padding-right="0.311cm" fo:wrap-option="wrap" draw:shadow="visible" draw:shadow-offset-x="0.074cm" draw:shadow-offset-y="0.074cm" draw:shadow-color="#000000" draw:shadow-opacity="4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2.184cm" fo:padding-top="0.155cm" fo:padding-bottom="0.155cm" fo:padding-left="0.311cm" fo:padding-right="0.311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false" fo:min-height="3.508cm" fo:padding-top="0.155cm" fo:padding-bottom="0.155cm" fo:padding-left="0.311cm" fo:padding-right="0.311cm" fo:wrap-option="wrap"/>
    </style:style>
    <style:style style:name="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933cm" fo:padding-top="0.155cm" fo:padding-bottom="0.155cm" fo:padding-left="0.311cm" fo:padding-right="0.311cm" fo:wrap-option="wrap"/>
    </style:style>
    <style:style style:name="pr6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7" style:family="presentation" style:parent-style-name="_31__5f_Title_20_and_20_Content-outline1" style:list-style-name="L6">
      <style:graphic-properties draw:stroke="none" svg:stroke-width="0cm" draw:fill="none" draw:textarea-vertical-align="top" draw:auto-grow-height="false" draw:fit-to-size="false" fo:min-height="11.933cm" fo:padding-top="0.155cm" fo:padding-bottom="0.155cm" fo:padding-left="0.311cm" fo:padding-right="0.311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style:paragraph-properties fo:margin-left="0cm" fo:margin-right="0cm" fo:margin-top="0.247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3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47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6e7a00" style:text-line-through-style="none" style:text-line-through-type="none" style:text-position="0% 100%" style:font-name="Verdana" fo:font-size="29.7999992370605pt" fo:letter-spacing="normal" fo:font-style="normal" style:text-underline-style="none" fo:font-weight="bold" style:font-name-asian="Verdana" style:font-size-asian="29.7999992370605pt" style:font-style-asian="normal" style:font-weight-asian="bold" style:font-name-complex="Verdana" style:font-size-complex="29.799999237060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name-asian="Verdana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Verdana" fo:font-size="32pt" fo:letter-spacing="normal" fo:font-style="normal" style:text-underline-style="none" fo:font-weight="normal" style:font-name-asian="Verdana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normal" style:font-name-asian="Calibri1" style:font-size-asian="34pt" style:font-style-asian="normal" style:font-weight-asian="normal" style:font-name-complex="Calibri1" style:font-size-complex="3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6e7a00" style:text-line-through-style="none" style:text-line-through-type="none" style:text-position="0% 100%" style:font-name="Verdana" fo:font-size="29.7999992370605pt" fo:letter-spacing="normal" fo:font-style="normal" style:text-underline-style="none" fo:font-weight="normal" style:font-name-asian="Verdana" style:font-size-asian="29.7999992370605pt" style:font-style-asian="normal" style:font-weight-asian="normal" style:font-name-complex="Verdana" style:font-size-complex="29.7999992370605pt" style:font-style-complex="normal" style:font-weight-complex="normal"/>
    </style:style>
    <style:style style:name="T11" style:family="text">
      <style:text-properties fo:font-variant="normal" fo:text-transform="none" fo:color="#6e7a00" style:text-line-through-style="none" style:text-line-through-type="none" style:text-position="0% 100%" style:font-name="Verdana" fo:font-size="48pt" fo:letter-spacing="normal" fo:font-style="normal" style:text-underline-style="none" fo:font-weight="bold" style:font-name-asian="Verdana" style:font-size-asian="48pt" style:font-style-asian="normal" style:font-weight-asian="bold" style:font-name-complex="Verdana" style:font-size-complex="4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name-asian="Calibri1" style:font-size-asian="34pt" style:font-style-asian="normal" style:font-weight-asian="bold" style:font-name-complex="Calibri1" style:font-size-complex="3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1.342cm" text:min-label-width="1.198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342cm" text:min-label-width="1.198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2.612cm" text:min-label-width="1.198cm"/>
        <style:text-properties fo:font-family="Verdana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306cm" text:min-label-width="1.2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7;p16" draw:style-name="gr1" draw:text-style-name="P1" draw:layer="layout" svg:width="11.577cm" svg:height="16.027cm" draw:transform="rotate (-3.14159265358979) translate (14.114cm 18.087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2" draw:text-style-name="P1" draw:layer="layout" svg:width="11.175cm" svg:height="1.186cm" svg:x="11.176cm" svg:y="18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3" draw:text-style-name="P1" draw:layer="layout" svg:width="5.003cm" svg:height="0.961cm" svg:x="10.792cm" svg:y="19.304cm">
          <text:p text:style-name="P2"><text:span text:style-name="T1">Riga,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6" presentation:style-name="pr1" draw:text-style-name="P4" draw:layer="layout" svg:width="16.96cm" svg:height="5.089cm" svg:x="11.176cm" svg:y="6.069cm" presentation:class="title" presentation:user-transformed="true">
          <draw:text-box>
            <text:p text:style-name="P3"><text:span text:style-name="T2">LinkFixer Web Application</text:span></text:p>
          </draw:text-box>
        </draw:frame>
        <draw:frame draw:name="Google Shape;101;p16" presentation:style-name="pr2" draw:text-style-name="P6" draw:layer="layout" svg:width="10.31cm" svg:height="6.259cm" svg:x="17.018cm" svg:y="14.005cm" presentation:class="subtitle" presentation:user-transformed="true">
          <draw:text-box>
            <text:p text:style-name="P5"><text:span text:style-name="T3">Team 4:</text:span></text:p>
            <text:p text:style-name="P5"><text:span text:style-name="T3">Edmunds Ozolins</text:span></text:p>
            <text:p text:style-name="P5"><text:span text:style-name="T3">Sabine Shuhrati</text:span></text:p>
            <text:p text:style-name="P5"><text:span text:style-name="T3">Tomass Brazovskis</text:span></text:p>
            <text:p text:style-name="P5"><text:span text:style-name="T3">Katrina Sapale</text:span></text:p>
          </draw:text-box>
        </draw:frame>
        <presentation:notes draw:style-name="dp2">
          <draw:frame draw:name="Google Shape;94;p1:notes" presentation:style-name="pr3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Sabine</text:span></text:p>
            </draw:text-box>
          </draw:frame>
          <draw:page-thumbnail draw:name="Google Shape;95;p1:notes" draw:style-name="gr4" draw:layer="layout" svg:width="13.999cm" svg:height="11.136cm" svg:x="3.5cm" svg:y="2.227cm" draw:page-number="1" presentation:class="page"/>
        </presentation:notes>
      </draw:page>
      <draw:page draw:name="Actuality of the chosen problem" draw:style-name="dp1" draw:master-page-name="_31__5f_Title_20_and_20_Content">
        <draw:frame draw:name="Google Shape;106;p17" presentation:style-name="pr4" draw:text-style-name="P4" draw:layer="layout" svg:width="19.76cm" svg:height="2.962cm" svg:x="6.721cm" svg:y="1.299cm" presentation:class="title" presentation:user-transformed="true">
          <draw:text-box>
            <text:p text:style-name="P2"><text:span text:style-name="T5">Actuality of the chosen problem</text:span></text:p>
          </draw:text-box>
        </draw:frame>
        <draw:frame draw:name="Google Shape;107;p17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3">
              <text:list-item>
                <text:p text:style-name="P9"><text:span text:style-name="T6">We chose it because it i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a more realistic problem</text:span></text:p>
                  </text:list-item>
                  <text:list-item>
                    <text:p text:style-name="P9"><text:span text:style-name="T6">a chance to learn several new technologies</text:span></text:p>
                  </text:list-item>
                </text:list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7"><text:span text:style-name="T6">Actuality:</text:span></text:p>
                <text:list>
                  <text:list-item>
                    <text:p text:style-name="P7"><text:span text:style-name="T6">a lot of XWiki users have issues with broken links</text:span></text:p>
                  </text:list-item>
                </text:list>
              </text:list-item>
            </text:list>
            <text:p text:style-name="P10"><text:span text:style-name="T7"/></text:p>
            <text:p text:style-name="P11"><text:span text:style-name="T8"/></text:p>
          </draw:text-box>
        </draw:frame>
        <presentation:notes draw:style-name="dp2">
          <draw:page-thumbnail draw:name="Google Shape;103;g611aa3cef8_5_2033:notes" draw:style-name="gr4" draw:layer="layout" svg:width="13.999cm" svg:height="11.137cm" svg:x="3.5cm" svg:y="2.227cm" draw:page-number="2" presentation:class="page"/>
          <draw:frame draw:name="Google Shape;104;g611aa3cef8_5_2033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</presentation:notes>
      </draw:page>
      <draw:page draw:name="Project planning " draw:style-name="dp1" draw:master-page-name="_31__5f_Title_20_and_20_Content">
        <draw:frame draw:name="Google Shape;112;p18" presentation:style-name="pr4" draw:text-style-name="P4" draw:layer="layout" svg:width="19.056cm" svg:height="2.962cm" svg:x="7.425cm" svg:y="1.299cm" presentation:class="title" presentation:user-transformed="true">
          <draw:text-box>
            <text:p text:style-name="P2"><text:span text:style-name="T5">Project planning </text:span></text:p>
          </draw:text-box>
        </draw:frame>
        <draw:frame draw:name="Google Shape;113;p18" presentation:style-name="pr7" draw:text-style-name="P12" draw:layer="layout" svg:width="19.12cm" svg:height="14.782cm" svg:x="7.142cm" svg:y="5.378cm" presentation:class="outline" presentation:user-transformed="true">
          <draw:text-box>
            <text:list text:style-name="L6">
              <text:list-item>
                <text:p text:style-name="P9"><text:span text:style-name="T6"><text:s/></text:span><text:span text:style-name="T6">In the beginning made a plan with assigned tasks</text:span></text:p>
                <text:p text:style-name="P11"><text:span text:style-name="T6"/></text:p>
              </text:list-item>
              <text:list-item>
                <text:p text:style-name="P7"><text:span text:style-name="T6"><text:s/></text:span><text:span text:style-name="T6">Used GitHub issues section</text:span></text:p>
                <text:p text:style-name="P11"><text:span text:style-name="T6"/></text:p>
              </text:list-item>
              <text:list-item>
                <text:p text:style-name="P7"><text:span text:style-name="T6"><text:s/></text:span><text:span text:style-name="T6">WhatsApp for communication</text:span></text:p>
              </text:list-item>
            </text:list>
          </draw:text-box>
        </draw:frame>
        <presentation:notes draw:style-name="dp2">
          <draw:page-thumbnail draw:name="Google Shape;109;g611aa3cef8_5_2053:notes" draw:style-name="gr4" draw:layer="layout" svg:width="13.999cm" svg:height="11.137cm" svg:x="3.5cm" svg:y="2.227cm" draw:page-number="3" presentation:class="page"/>
          <draw:frame draw:name="Google Shape;110;g611aa3cef8_5_2053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</presentation:notes>
      </draw:page>
      <draw:page draw:name="page4" draw:style-name="dp1" draw:master-page-name="_31__5f_Title_20_and_20_Content">
        <draw:custom-shape draw:name="Google Shape;118;p19" draw:style-name="gr5" draw:text-style-name="P1" draw:layer="layout" svg:width="18.504cm" svg:height="3.333cm" svg:x="8.757cm" svg:y="0.677cm">
          <text:p text:style-name="P13"><text:span text:style-name="T5">System overall design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9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9" presentation:style-name="pr5" draw:text-style-name="P12" draw:layer="layout" svg:width="21.844cm" svg:height="14.782cm" svg:x="5.842cm" svg:y="4.367cm" presentation:class="outline" presentation:user-transformed="true">
          <draw:text-box>
            <text:list text:style-name="L7">
              <text:list-item>
                <text:p text:style-name="P14"><text:span text:style-name="T8">Inherited technologie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LinkChecker, XWiki</text:span></text:p>
                  </text:list-item>
                </text:list>
              </text:list-item>
              <text:list-item>
                <text:p text:style-name="P9"><text:span text:style-name="T8">We created:</text:span></text:p>
                <text:list>
                  <text:list-item>
                    <text:p text:style-name="P9"><text:span text:style-name="T8">A XWiki web interface</text:span></text:p>
                  </text:list-item>
                  <text:list-item>
                    <text:p text:style-name="P9"><text:span text:style-name="T8">A Java LinkFixer</text:span></text:p>
                  </text:list-item>
                </text:list>
              </text:list-item>
              <text:list-item>
                <text:p text:style-name="P9"><text:span text:style-name="T8">Design:</text:span></text:p>
                <text:list>
                  <text:list-item>
                    <text:p text:style-name="P9"><text:span text:style-name="T8">Web interface calls LinkChecker</text:span></text:p>
                  </text:list-item>
                  <text:list-item>
                    <text:p text:style-name="P9"><text:span text:style-name="T8">Web interface calls LinkFixer</text:span></text:p>
                  </text:list-item>
                  <text:list-item>
                    <text:p text:style-name="P9"><text:span text:style-name="T8">LinkFixer uses JAXB and Curl for XWiki manipulation</text:span></text:p>
                  </text:list-item>
                </text:list>
              </text:list-item>
            </text:list>
            <text:p text:style-name="P15"><text:span text:style-name="T8"/></text:p>
            <text:p text:style-name="P16"><text:span text:style-name="T8"/></text:p>
          </draw:text-box>
        </draw:frame>
        <presentation:notes draw:style-name="dp2">
          <draw:frame draw:name="Google Shape;115;p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Edmunds</text:span></text:p>
            </draw:text-box>
          </draw:frame>
          <draw:page-thumbnail draw:name="Google Shape;116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_31__5f_Title_20_and_20_Content">
        <draw:custom-shape draw:name="Google Shape;125;p20" draw:style-name="gr5" draw:text-style-name="P1" draw:layer="layout" svg:width="20.808cm" svg:height="3.333cm" svg:x="6.452cm" svg:y="0.677cm">
          <text:p text:style-name="P2"><text:span text:style-name="T5">System data mode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0" presentation:style-name="pr5" draw:text-style-name="P12" draw:layer="layout" svg:width="19.709cm" svg:height="14.782cm" svg:x="6.815cm" svg:y="4.779cm" presentation:class="outline" presentation:user-transformed="true">
          <draw:text-box>
            <text:list text:style-name="L7">
              <text:list-item>
                <text:p text:style-name="P14"><text:span text:style-name="T8">Solution doesn’t store any data in a database. 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8">There is a LinkChecker result file that the user can store in their file system.</text:span></text:p>
              </text:list-item>
            </text:list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frame draw:name="Google Shape;122;g611aa3cef8_5_206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23;g611aa3cef8_5_2064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_31__5f_Title_20_and_20_Content">
        <draw:custom-shape draw:name="Google Shape;132;p21" draw:style-name="gr5" draw:text-style-name="P1" draw:layer="layout" svg:width="19.856cm" svg:height="3.333cm" svg:x="6.669cm" svg:y="1.033cm">
          <text:p text:style-name="P2"><text:span text:style-name="T5">Test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1" presentation:style-name="pr5" draw:text-style-name="P12" draw:layer="layout" svg:width="19.856cm" svg:height="14.782cm" svg:x="6.669cm" svg:y="4.367cm" presentation:class="outline" presentation:user-transformed="true">
          <draw:text-box>
            <text:list text:style-name="L7">
              <text:list-item>
                <text:p text:style-name="P14"><text:span text:style-name="T8">JUnit tests for LinkFixer and HTML parsing 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8">Selenium test for web interface</text:span></text:p>
              </text:list-item>
            </text:list>
          </draw:text-box>
        </draw:frame>
        <presentation:notes draw:style-name="dp2">
          <draw:frame draw:name="Google Shape;129;g611aa3cef8_5_2070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30;g611aa3cef8_5_2070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_31__5f_Title_20_and_20_Content">
        <draw:custom-shape draw:name="Google Shape;139;p22" draw:style-name="gr5" draw:text-style-name="P1" draw:layer="layout" svg:width="22.712cm" svg:height="3.333cm" svg:x="5.28cm" svg:y="8.242cm">
          <text:p text:style-name="P2"><text:span text:style-name="T11">DEMONSTRATION OF THE TEST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g611aa3cef8_9_2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Katrina</text:span></text:p>
            </draw:text-box>
          </draw:frame>
          <draw:page-thumbnail draw:name="Google Shape;137;g611aa3cef8_9_24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_31__5f_Title_20_and_20_Content">
        <draw:custom-shape draw:name="Google Shape;144;p23" draw:style-name="gr5" draw:text-style-name="P1" draw:layer="layout" svg:width="19.856cm" svg:height="3.333cm" svg:x="7.037cm" svg:y="1.033cm">
          <text:p text:style-name="P2"><text:span text:style-name="T5">System building and deploymen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3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3" presentation:style-name="pr5" draw:text-style-name="P12" draw:layer="layout" svg:width="20.009cm" svg:height="14.782cm" svg:x="6.516cm" svg:y="4.367cm" presentation:class="outline" presentation:user-transformed="true">
          <draw:text-box>
            <text:list text:style-name="L7">
              <text:list-item>
                <text:p text:style-name="P14"><text:span text:style-name="T8">Solution is packaged as a .xar file </text:span></text:p>
              </text:list-item>
              <text:list-item>
                <text:p text:style-name="P9"><text:span text:style-name="T8">Deployed by simply importing it in XWiki</text:span></text:p>
              </text:list-item>
              <text:list-item>
                <text:p text:style-name="P9"><text:span text:style-name="T8">User can then access “/xwiki/bin/view/LinkFixer/GUI/” to use the system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Requirements: LinkChecker, XWiki, Curl</text:span></text:p>
              </text:list-item>
            </text:list>
          </draw:text-box>
        </draw:frame>
        <presentation:notes draw:style-name="dp2">
          <draw:frame draw:name="Google Shape;141;g611aa3cef8_4_17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42;g611aa3cef8_4_178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_31__5f_Title_20_and_20_Content">
        <draw:custom-shape draw:name="Google Shape;151;p24" draw:style-name="gr5" draw:text-style-name="P1" draw:layer="layout" svg:width="19.856cm" svg:height="3.333cm" svg:x="7.405cm" svg:y="0.677cm">
          <text:p text:style-name="P2"><text:span text:style-name="T5">Documentation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4" presentation:style-name="pr5" draw:text-style-name="P12" draw:layer="layout" svg:width="20.175cm" svg:height="14.782cm" svg:x="6.35cm" svg:y="4.367cm" presentation:class="outline" presentation:user-transformed="true">
          <draw:text-box>
            <text:p text:style-name="P15"><text:span text:style-name="T8">An overall description in GitHub repository. </text:span></text:p>
            <text:p text:style-name="P15"><text:span text:style-name="T8"/></text:p>
            <text:p text:style-name="P15"><text:span text:style-name="T8">User Guide contains:</text:span></text:p>
            <text:list text:style-name="L9">
              <text:list-item>
                <text:p text:style-name="P15"><text:span text:style-name="T8">General information</text:span></text:p>
              </text:list-item>
              <text:list-item>
                <text:p text:style-name="P7"><text:span text:style-name="T8">Setting up the LinkFixer Web Application</text:span></text:p>
              </text:list-item>
              <text:list-item>
                <text:p text:style-name="P7"><text:span text:style-name="T8">Using the system</text:span></text:p>
              </text:list-item>
            </text:list>
            <text:p text:style-name="P15"><text:span text:style-name="T8"/></text:p>
            <text:p text:style-name="P15"><text:span text:style-name="T8"><text:tab/></text:span><text:span text:style-name="T12"><text:tab/></text:span><text:span text:style-name="T12"> </text:span><text:span text:style-name="T12"><text:tab/></text:span><text:span text:style-name="T12"> </text:span><text:span text:style-name="T12"><text:tab/></text:span><text:span text:style-name="T12"> </text:span><text:span text:style-name="T12"><text:tab/></text:span></text:p>
            <text:p text:style-name="P15"><text:span text:style-name="T13"/></text:p>
            <text:p text:style-name="P15"><text:span text:style-name="T8"/></text:p>
          </draw:text-box>
        </draw:frame>
        <presentation:notes draw:style-name="dp2">
          <draw:frame draw:name="Google Shape;148;g611aa3cef8_5_2076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49;g611aa3cef8_5_2076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_31__5f_Title_20_and_20_Content">
        <draw:custom-shape draw:name="Google Shape;158;p25" draw:style-name="gr5" draw:text-style-name="P1" draw:layer="layout" svg:width="22.712cm" svg:height="3.333cm" svg:x="5.28cm" svg:y="8.242cm">
          <text:p text:style-name="P2"><text:span text:style-name="T11">DEMONSTRATION OF THE PROJEC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g611aa3cef8_9_0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Katrina</text:span></text:p>
            </draw:text-box>
          </draw:frame>
          <draw:page-thumbnail draw:name="Google Shape;156;g611aa3cef8_9_0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_31__5f_Title_20_and_20_Content">
        <draw:custom-shape draw:name="Google Shape;163;p26" draw:style-name="gr5" draw:text-style-name="P1" draw:layer="layout" svg:width="19.856cm" svg:height="3.333cm" svg:x="7.027cm" svg:y="0.752cm">
          <text:p text:style-name="P2"><text:span text:style-name="T5">Main implemented feature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6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6" presentation:style-name="pr5" draw:text-style-name="P12" draw:layer="layout" svg:width="20.738cm" svg:height="14.782cm" svg:x="6.332cm" svg:y="4.33cm" presentation:class="outline" presentation:user-transformed="true">
          <draw:text-box>
            <text:list text:style-name="L10">
              <text:list-item>
                <text:p text:style-name="P14"><text:span text:style-name="T8">Web interface - simple .xar import</text:span></text:p>
              </text:list-item>
            </text:list>
            <text:p text:style-name="P17"><text:span text:style-name="T8"/></text:p>
            <text:list text:continue-numbering="true" text:style-name="L10">
              <text:list-item>
                <text:p text:style-name="P15"><text:span text:style-name="T8">Automatic fixing of 10 different types of links</text:span></text:p>
              </text:list-item>
            </text:list>
            <text:p text:style-name="P17"><text:span text:style-name="T8"/></text:p>
            <text:list text:continue-numbering="true" text:style-name="L10">
              <text:list-item>
                <text:p text:style-name="P15"><text:span text:style-name="T8">User guide for increased usability</text:span></text:p>
              </text:list-item>
            </text:list>
          </draw:text-box>
        </draw:frame>
        <presentation:notes draw:style-name="dp2">
          <draw:frame draw:name="Google Shape;160;g611aa3cef8_9_6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61;g611aa3cef8_9_6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_31__5f_Title_20_and_20_Content">
        <draw:custom-shape draw:name="Google Shape;170;p27" draw:style-name="gr5" draw:text-style-name="P1" draw:layer="layout" svg:width="19.856cm" svg:height="3.333cm" svg:x="7.027cm" svg:y="0.752cm">
          <text:p text:style-name="P2"><text:span text:style-name="T5">List of team members and their main contribution to the projec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7" presentation:style-name="pr5" draw:text-style-name="P12" draw:layer="layout" svg:width="20.738cm" svg:height="14.782cm" svg:x="6.145cm" svg:y="4.367cm" presentation:class="outline" presentation:user-transformed="true">
          <draw:text-box>
            <text:p text:style-name="P15"><text:span text:style-name="T14">Edmunds</text:span><text:span text:style-name="T8"> - <text:s/>Java LinkFixer and its unit tests, data manipulation, leadership</text:span></text:p>
            <text:p text:style-name="P15"><text:span text:style-name="T14">Sabine</text:span><text:span text:style-name="T8"> - LinkChecker runner, HTML parsing, JUnit, Selenium tests</text:span></text:p>
            <text:p text:style-name="P15"><text:span text:style-name="T14">Tomass</text:span><text:span text:style-name="T8"> - Web Interface</text:span></text:p>
            <text:p text:style-name="P15"><text:span text:style-name="T14">Katrina</text:span><text:span text:style-name="T8"> - XWiki testing environment, documentation</text:span></text:p>
          </draw:text-box>
        </draw:frame>
        <presentation:notes draw:style-name="dp2">
          <draw:frame draw:name="Google Shape;167;g611aa3cef8_5_2082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68;g611aa3cef8_5_2082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_31__5f_Title_20_and_20_Content">
        <draw:custom-shape draw:name="Google Shape;177;p28" draw:style-name="gr5" draw:text-style-name="P1" draw:layer="layout" svg:width="19.856cm" svg:height="3.333cm" svg:x="7.027cm" svg:y="0.752cm">
          <text:p text:style-name="P2"><text:span text:style-name="T5">Biggest challenges and lessons learned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8" presentation:style-name="pr5" draw:text-style-name="P12" draw:layer="layout" svg:width="20.738cm" svg:height="14.782cm" svg:x="6.145cm" svg:y="4.367cm" presentation:class="outline" presentation:user-transformed="true">
          <draw:text-box>
            <text:list text:style-name="L7">
              <text:list-item>
                <text:p text:style-name="P14"><text:span text:style-name="T8">Challenge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Organization and planning</text:span></text:p>
                  </text:list-item>
                  <text:list-item>
                    <text:p text:style-name="P9"><text:span text:style-name="T8">Integrating several technologies together</text:span></text:p>
                  </text:list-item>
                </text:list>
              </text:list-item>
              <text:list-item>
                <text:p text:style-name="P9"><text:span text:style-name="T8">Lessons learned:</text:span></text:p>
                <text:list>
                  <text:list-item>
                    <text:p text:style-name="P9"><text:span text:style-name="T8">Technologies: XWiki, Velocity, Groovy, JQuery, JSoup, Regex, Curl, JAXB, Selenium, LinkChecker</text:span></text:p>
                  </text:list-item>
                  <text:list-item>
                    <text:p text:style-name="P9"><text:span text:style-name="T8">GitHub issues section is very useful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74;g611aa3cef8_9_1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75;g611aa3cef8_9_18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_31__5f_Title_20_and_20_Content">
        <draw:custom-shape draw:name="Google Shape;184;p29" draw:style-name="gr5" draw:text-style-name="P1" draw:layer="layout" svg:width="19.856cm" svg:height="3.333cm" svg:x="7.405cm" svg:y="0.677cm">
          <text:p text:style-name="P2"><text:span text:style-name="T5">Future work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9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7">
              <text:list-item>
                <text:p text:style-name="P14"><text:span text:style-name="T8">XWiki plugin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Improve Web interface 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Improve input validation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More user customization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frame draw:name="Google Shape;181;g611aa3cef8_5_208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  <text:p text:style-name="P7"><text:span text:style-name="T9"/></text:p>
              <text:p text:style-name="P7"><text:span text:style-name="T9">See how process happens (improve web interface)</text:span></text:p>
            </draw:text-box>
          </draw:frame>
          <draw:page-thumbnail draw:name="Google Shape;182;g611aa3cef8_5_2088:notes" draw:style-name="gr4" draw:layer="layout" svg:width="13.999cm" svg:height="11.137cm" svg:x="3.5cm" svg:y="2.227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Verdana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6400000038425EA9C0C6678A72F.jpg" xlink:type="simple" xlink:show="embed" xlink:actuate="onLoad"/>
    <draw:fill-image draw:name="msFillBitmap_20_2" draw:display-name="msFillBitmap 2" xlink:href="Pictures/1000000000000640000003844AFDF7B4BC54C77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55cm" fo:padding-bottom="0.155cm" fo:padding-left="0.311cm" fo:padding-right="0.311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2.184cm" fo:padding-top="0.155cm" fo:padding-bottom="0.155cm" fo:padding-left="0.311cm" fo:padding-right="0.31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12.184cm" fo:padding-top="0.155cm" fo:padding-bottom="0.155cm" fo:padding-left="0.311cm" fo:padding-right="0.311cm" fo:wrap-option="wrap"/>
    </style:style>
    <style:style style:name="Mpr5" style:family="presentation" style:parent-style-name="_31__5f_Title_20_and_20_Content-backgroundobjects">
      <style:graphic-properties draw:stroke="none" draw:fill="none" draw:fill-color="#ffffff" draw:auto-grow-height="false" fo:min-height="1.484cm"/>
    </style:style>
    <style:style style:name="Mpr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5a5a5" style:text-line-through-style="none" style:text-line-through-type="none" style:text-position="0% 100%" style:font-name="Calibri1" fo:font-size="17pt" fo:letter-spacing="normal" fo:font-style="normal" style:text-underline-style="none" fo:font-weight="normal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1;p1" draw:style-name="Mgr3" draw:text-style-name="MP6" draw:layer="backgroundobjects" svg:width="25.682cm" svg:height="2.136cm" svg:x="-0.028cm" svg:y="21.295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2.619cm" svg:height="5.089cm" svg:x="3.815cm" svg:y="6.144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6.531cm" svg:height="1.117cm" svg:x="1.4cm" svg:y="19.471cm" presentation:class="date-time" presentation:user-transformed="true">
        <draw:text-box>
          <text:p/>
        </draw:text-box>
      </draw:frame>
      <draw:frame draw:name="Google Shape;16;p2" presentation:style-name="Mpr1" draw:text-style-name="MP7" draw:layer="backgroundobjects" svg:width="8.863cm" svg:height="1.117cm" svg:x="9.564cm" svg:y="19.471cm" presentation:class="footer" presentation:user-transformed="true">
        <draw:text-box>
          <text:p/>
        </draw:text-box>
      </draw:frame>
      <draw:frame draw:name="Google Shape;17;p2" presentation:style-name="Mpr1" draw:text-style-name="MP7" draw:layer="backgroundobjects" svg:width="6.531cm" svg:height="1.117cm" svg:x="20.062cm" svg:y="19.47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custom-shape draw:name="Google Shape;11;p1" draw:style-name="Mgr3" draw:text-style-name="MP6" draw:layer="backgroundobjects" svg:width="25.682cm" svg:height="2.136cm" svg:x="-0.028cm" svg:y="21.295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4" presentation:style-name="_31__5f_Title_20_and_20_Content-title" draw:layer="backgroundobjects" svg:width="19.056cm" svg:height="2.962cm" svg:x="7.425cm" svg:y="1.299cm" presentation:class="title" presentation:placeholder="true" presentation:user-transformed="true">
        <draw:text-box/>
      </draw:frame>
      <draw:frame draw:name="Google Shape;26;p4" presentation:style-name="_31__5f_Title_20_and_20_Content-outline1" draw:layer="backgroundobjects" svg:width="19.12cm" svg:height="14.782cm" svg:x="7.405cm" svg:y="4.367cm" presentation:class="outline" presentation:placeholder="true" presentation:user-transformed="true">
        <draw:text-box/>
      </draw:frame>
      <draw:frame draw:name="Google Shape;27;p4" presentation:style-name="Mpr4" draw:text-style-name="MP7" draw:layer="backgroundobjects" svg:width="6.531cm" svg:height="1.117cm" svg:x="1.4cm" svg:y="19.471cm" presentation:class="date-time" presentation:user-transformed="true">
        <draw:text-box>
          <text:p/>
        </draw:text-box>
      </draw:frame>
      <draw:frame draw:name="Google Shape;28;p4" presentation:style-name="Mpr4" draw:text-style-name="MP7" draw:layer="backgroundobjects" svg:width="8.863cm" svg:height="1.117cm" svg:x="9.564cm" svg:y="19.471cm" presentation:class="footer" presentation:user-transformed="true">
        <draw:text-box>
          <text:p/>
        </draw:text-box>
      </draw:frame>
      <draw:frame draw:name="Google Shape;29;p4" presentation:style-name="Mpr4" draw:text-style-name="MP7" draw:layer="backgroundobjects" svg:width="6.531cm" svg:height="1.117cm" svg:x="20.062cm" svg:y="19.47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4.838cm" svg:height="11.136cm" svg:x="3.08cm" svg:y="2.257cm" presentation:class="page"/>
        <draw:frame presentation:style-name="_31__5f_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8-29T13:11:41.122922859</dc:date>
    <meta:editing-duration>PT5M5S</meta:editing-duration>
    <meta:editing-cycles>1</meta:editing-cycles>
    <meta:document-statistic meta:object-count="100"/>
  </office:meta>
</office:document-meta>
</file>